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A0000000A5420DF0AA6ADDF470.png" manifest:media-type="image/png"/>
  <manifest:file-entry manifest:full-path="Pictures/10000000000000E1000000E19777CA9E616B2DBC.jpg" manifest:media-type="image/jpeg"/>
  <manifest:file-entry manifest:full-path="Pictures/100002010000020000000200E929E9A936D682BD.png" manifest:media-type="image/png"/>
  <manifest:file-entry manifest:full-path="Pictures/10000201000001FF000001FFC60AB5109E20392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pacity="0%" draw:textarea-horizontal-align="justify" draw:textarea-vertical-align="middle" draw:auto-grow-height="false" fo:min-height="8.902cm" fo:min-width="5.5cm"/>
    </style:style>
    <style:style style:name="gr3" style:family="graphic" style:parent-style-name="standard">
      <style:graphic-properties svg:stroke-color="#000000" draw:fill-color="#000000" draw:opacity="0%" draw:textarea-horizontal-align="justify" draw:textarea-vertical-align="middle" draw:auto-grow-height="false" fo:min-height="1.139cm" fo:min-width="4.3cm"/>
    </style:style>
    <style:style style:name="gr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opacity="0%" draw:textarea-horizontal-align="justify" draw:textarea-vertical-align="middle" draw:auto-grow-height="false" fo:min-height="7.15cm" fo:min-width="5.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opacity="0%" draw:textarea-horizontal-align="justify" draw:textarea-vertical-align="middle" draw:auto-grow-height="false" fo:min-height="7.15cm" fo:min-width="9.2cm"/>
    </style:style>
    <style:style style:name="pr1" style:family="presentation" style:parent-style-name="Обычный-title">
      <style:graphic-properties fo:min-height="1.363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title">
      <style:graphic-properties fo:min-height="1cm"/>
    </style:style>
    <style:style style:name="P1" style:family="paragraph">
      <style:text-properties style:font-name="Liberation Mono"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-color="#000000" draw:opacity="0%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font-name="Liberation Mono" fo:font-size="11pt" style:font-size-asian="28pt" style:font-size-complex="28pt"/>
    </style:style>
    <style:style style:name="P8" style:family="paragraph">
      <style:text-properties style:font-name="Liberation Mono" fo:font-size="10pt" style:font-size-asian="28pt" style:font-size-complex="28pt"/>
    </style:style>
    <style:style style:name="T1" style:family="text">
      <style:text-properties style:font-name="Liberation Mono" fo:font-size="28pt" style:font-size-asian="28pt" style:font-size-complex="28pt"/>
    </style:style>
    <style:style style:name="T2" style:family="text">
      <style:text-properties style:font-name="Liberation Mono" style:font-size-asian="28pt" style:font-size-complex="28pt"/>
    </style:style>
    <style:style style:name="T3" style:family="text">
      <style:text-properties style:font-name="Liberation 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2.237cm" svg:x="1.4cm" svg:y="0.4cm" presentation:class="title" presentation:user-transformed="true">
          <draw:text-box>
            <text:p text:style-name="P1"><text:span text:style-name="T1">Схема "звезда"</text:span><text:span text:style-name="T1"><text:line-break/></text:span><text:span text:style-name="T1">(локальные очереди)</text:span></text:p>
          </draw:text-box>
        </draw:frame>
        <draw:frame draw:style-name="gr1" draw:text-style-name="P2" draw:layer="layout" svg:width="2.431cm" svg:height="2.507cm" svg:x="11.117cm" svg:y="3.341cm">
          <draw:image xlink:href="Pictures/10000201000000A0000000A5420DF0AA6ADDF470.png" xlink:type="simple" xlink:show="embed" xlink:actuate="onLoad">
            <text:p/>
          </draw:image>
        </draw:frame>
        <draw:frame draw:style-name="gr1" draw:text-style-name="P2" draw:layer="layout" svg:width="2.452cm" svg:height="2.452cm" svg:x="5.348cm" svg:y="3.8cm">
          <draw:image xlink:href="Pictures/10000000000000E1000000E19777CA9E616B2DBC.jpg" xlink:type="simple" xlink:show="embed" xlink:actuate="onLoad">
            <text:p/>
          </draw:image>
        </draw:frame>
        <draw:custom-shape draw:style-name="gr2" draw:text-style-name="P3" draw:layer="layout" svg:width="6cm" svg:height="9.152cm" svg:x="10.948cm" svg:y="3.248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389cm" svg:height="1.389cm" svg:x="11.748cm" svg:y="6.259cm">
          <draw:image xlink:href="Pictures/100002010000020000000200E929E9A936D682BD.png" xlink:type="simple" xlink:show="embed" xlink:actuate="onLoad">
            <text:p/>
          </draw:image>
        </draw:frame>
        <draw:frame draw:style-name="gr1" draw:text-style-name="P2" draw:layer="layout" svg:width="1.389cm" svg:height="1.389cm" svg:x="13.259cm" svg:y="6.248cm">
          <draw:image xlink:href="Pictures/100002010000020000000200E929E9A936D682BD.png" xlink:type="simple" xlink:show="embed" xlink:actuate="onLoad">
            <text:p/>
          </draw:image>
        </draw:frame>
        <draw:frame draw:style-name="gr1" draw:text-style-name="P2" draw:layer="layout" svg:width="1.389cm" svg:height="1.389cm" svg:x="14.759cm" svg:y="6.248cm">
          <draw:image xlink:href="Pictures/100002010000020000000200E929E9A936D682BD.png" xlink:type="simple" xlink:show="embed" xlink:actuate="onLoad">
            <text:p/>
          </draw:image>
        </draw:frame>
        <draw:custom-shape draw:style-name="gr3" draw:text-style-name="P4" draw:layer="layout" svg:width="4.8cm" svg:height="1.389cm" svg:x="11.548cm" svg:y="6.24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7.748cm" svg:y1="5cm" svg:x2="10.748cm" svg:y2="5cm">
          <text:p/>
        </draw:line>
        <draw:frame draw:style-name="gr1" draw:text-style-name="P2" draw:layer="layout" svg:width="2.452cm" svg:height="2.452cm" svg:x="5.348cm" svg:y="6.7cm">
          <draw:image xlink:href="Pictures/10000000000000E1000000E19777CA9E616B2DBC.jpg" xlink:type="simple" xlink:show="embed" xlink:actuate="onLoad">
            <text:p/>
          </draw:image>
        </draw:frame>
        <draw:line draw:style-name="gr4" draw:text-style-name="P2" draw:layer="layout" svg:x1="7.748cm" svg:y1="7.9cm" svg:x2="10.748cm" svg:y2="7.9cm">
          <text:p/>
        </draw:line>
        <draw:line draw:style-name="gr4" draw:text-style-name="P2" draw:layer="layout" svg:x1="17.148cm" svg:y1="7.748cm" svg:x2="20.148cm" svg:y2="7.748cm">
          <text:p/>
        </draw:line>
        <draw:frame draw:style-name="gr1" draw:text-style-name="P2" draw:layer="layout" svg:width="2.452cm" svg:height="2.452cm" svg:x="20.348cm" svg:y="6.496cm">
          <draw:image xlink:href="Pictures/10000000000000E1000000E19777CA9E616B2DBC.jpg" xlink:type="simple" xlink:show="embed" xlink:actuate="onLoad">
            <text:p/>
          </draw:image>
        </draw:frame>
        <draw:line draw:style-name="gr4" draw:text-style-name="P2" draw:layer="layout" svg:x1="17.148cm" svg:y1="7.748cm" svg:x2="20.148cm" svg:y2="7.748cm">
          <text:p/>
        </draw:line>
        <draw:frame draw:style-name="gr1" draw:text-style-name="P2" draw:layer="layout" svg:width="2.452cm" svg:height="2.452cm" svg:x="20.348cm" svg:y="6.496cm">
          <draw:image xlink:href="Pictures/10000000000000E1000000E19777CA9E616B2DBC.jpg" xlink:type="simple" xlink:show="embed" xlink:actuate="onLoad">
            <text:p/>
          </draw:image>
        </draw:frame>
        <draw:line draw:style-name="gr4" draw:text-style-name="P2" draw:layer="layout" svg:x1="17.148cm" svg:y1="4.948cm" svg:x2="20.148cm" svg:y2="4.948cm">
          <text:p/>
        </draw:line>
        <draw:frame draw:style-name="gr1" draw:text-style-name="P2" draw:layer="layout" svg:width="2.452cm" svg:height="2.452cm" svg:x="20.348cm" svg:y="3.696cm">
          <draw:image xlink:href="Pictures/10000000000000E1000000E19777CA9E616B2DBC.jpg" xlink:type="simple" xlink:show="embed" xlink:actuate="onLoad">
            <text:p/>
          </draw:image>
        </draw:frame>
        <draw:line draw:style-name="gr4" draw:text-style-name="P2" draw:layer="layout" svg:x1="17.148cm" svg:y1="4.948cm" svg:x2="20.148cm" svg:y2="4.948cm">
          <text:p/>
        </draw:line>
        <draw:frame draw:style-name="gr1" draw:text-style-name="P2" draw:layer="layout" svg:width="2.452cm" svg:height="2.452cm" svg:x="20.348cm" svg:y="3.696cm">
          <draw:image xlink:href="Pictures/10000000000000E1000000E19777CA9E616B2DBC.jpg" xlink:type="simple" xlink:show="embed" xlink:actuate="onLoad">
            <text:p/>
          </draw:image>
        </draw:frame>
        <draw:frame draw:style-name="gr1" draw:text-style-name="P2" draw:layer="layout" svg:width="1.389cm" svg:height="1.389cm" svg:x="11.8cm" svg:y="8.211cm">
          <draw:image xlink:href="Pictures/100002010000020000000200E929E9A936D682BD.png" xlink:type="simple" xlink:show="embed" xlink:actuate="onLoad">
            <text:p/>
          </draw:image>
        </draw:frame>
        <draw:frame draw:style-name="gr1" draw:text-style-name="P2" draw:layer="layout" svg:width="1.389cm" svg:height="1.389cm" svg:x="13.311cm" svg:y="8.2cm">
          <draw:image xlink:href="Pictures/100002010000020000000200E929E9A936D682BD.png" xlink:type="simple" xlink:show="embed" xlink:actuate="onLoad">
            <text:p/>
          </draw:image>
        </draw:frame>
        <draw:frame draw:style-name="gr1" draw:text-style-name="P2" draw:layer="layout" svg:width="1.389cm" svg:height="1.389cm" svg:x="14.811cm" svg:y="8.2cm">
          <draw:image xlink:href="Pictures/100002010000020000000200E929E9A936D682BD.png" xlink:type="simple" xlink:show="embed" xlink:actuate="onLoad">
            <text:p/>
          </draw:image>
        </draw:frame>
        <draw:custom-shape draw:style-name="gr3" draw:text-style-name="P4" draw:layer="layout" svg:width="4.8cm" svg:height="1.389cm" svg:x="11.6cm" svg:y="8.2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389cm" svg:height="1.389cm" svg:x="11.8cm" svg:y="10.211cm">
          <draw:image xlink:href="Pictures/100002010000020000000200E929E9A936D682BD.png" xlink:type="simple" xlink:show="embed" xlink:actuate="onLoad">
            <text:p/>
          </draw:image>
        </draw:frame>
        <draw:frame draw:style-name="gr1" draw:text-style-name="P2" draw:layer="layout" svg:width="1.389cm" svg:height="1.389cm" svg:x="13.311cm" svg:y="10.2cm">
          <draw:image xlink:href="Pictures/100002010000020000000200E929E9A936D682BD.png" xlink:type="simple" xlink:show="embed" xlink:actuate="onLoad">
            <text:p/>
          </draw:image>
        </draw:frame>
        <draw:frame draw:style-name="gr1" draw:text-style-name="P2" draw:layer="layout" svg:width="1.389cm" svg:height="1.389cm" svg:x="14.811cm" svg:y="10.2cm">
          <draw:image xlink:href="Pictures/100002010000020000000200E929E9A936D682BD.png" xlink:type="simple" xlink:show="embed" xlink:actuate="onLoad">
            <text:p/>
          </draw:image>
        </draw:frame>
        <draw:custom-shape draw:style-name="gr3" draw:text-style-name="P4" draw:layer="layout" svg:width="4.8cm" svg:height="1.389cm" svg:x="11.6cm" svg:y="10.2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.452cm" svg:height="2.452cm" svg:x="5.4cm" svg:y="9.352cm">
          <draw:image xlink:href="Pictures/10000000000000E1000000E19777CA9E616B2DBC.jpg" xlink:type="simple" xlink:show="embed" xlink:actuate="onLoad">
            <text:p/>
          </draw:image>
        </draw:frame>
        <draw:line draw:style-name="gr4" draw:text-style-name="P2" draw:layer="layout" svg:x1="7.8cm" svg:y1="10.552cm" svg:x2="10.8cm" svg:y2="10.552cm">
          <text:p/>
        </draw:line>
        <draw:line draw:style-name="gr4" draw:text-style-name="P2" draw:layer="layout" svg:x1="17.148cm" svg:y1="10.6cm" svg:x2="20.148cm" svg:y2="10.6cm">
          <text:p/>
        </draw:line>
        <draw:frame draw:style-name="gr1" draw:text-style-name="P2" draw:layer="layout" svg:width="2.452cm" svg:height="2.452cm" svg:x="20.348cm" svg:y="9.348cm">
          <draw:image xlink:href="Pictures/10000000000000E1000000E19777CA9E616B2DBC.jpg" xlink:type="simple" xlink:show="embed" xlink:actuate="onLoad">
            <text:p/>
          </draw:image>
        </draw:frame>
        <draw:line draw:style-name="gr4" draw:text-style-name="P2" draw:layer="layout" svg:x1="17.148cm" svg:y1="10.6cm" svg:x2="20.148cm" svg:y2="10.6cm">
          <text:p/>
        </draw:line>
        <draw:frame draw:style-name="gr1" draw:text-style-name="P2" draw:layer="layout" svg:width="2.452cm" svg:height="2.452cm" svg:x="20.348cm" svg:y="9.348cm">
          <draw:image xlink:href="Pictures/10000000000000E1000000E19777CA9E616B2DBC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draw:frame presentation:style-name="pr1" draw:text-style-name="P1" draw:layer="layout" svg:width="25.199cm" svg:height="2.237cm" svg:x="1.4cm" svg:y="0.4cm" presentation:class="title" presentation:user-transformed="true">
          <draw:text-box>
            <text:p text:style-name="P1"><text:span text:style-name="T1">Схема "точка-точка"</text:span><text:span text:style-name="T1"><text:line-break/></text:span><text:span text:style-name="T1">(внешние очереди)</text:span></text:p>
          </draw:text-box>
        </draw:frame>
        <draw:frame draw:style-name="gr1" draw:text-style-name="P2" draw:layer="layout" svg:width="2.431cm" svg:height="2.507cm" svg:x="4.769cm" svg:y="3.893cm">
          <draw:image xlink:href="Pictures/10000201000000A0000000A5420DF0AA6ADDF470.png" xlink:type="simple" xlink:show="embed" xlink:actuate="onLoad">
            <text:p/>
          </draw:image>
        </draw:frame>
        <draw:frame draw:style-name="gr1" draw:text-style-name="P2" draw:layer="layout" svg:width="2.236cm" svg:height="2.236cm" svg:x="4.6cm" svg:y="8.2cm">
          <draw:image xlink:href="Pictures/10000201000001FF000001FFC60AB5109E203923.png" xlink:type="simple" xlink:show="embed" xlink:actuate="onLoad">
            <text:p/>
          </draw:image>
        </draw:frame>
        <draw:custom-shape draw:style-name="gr6" draw:text-style-name="P3" draw:layer="layout" svg:width="6.2cm" svg:height="7.4cm" svg:x="4.2cm" svg:y="3.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.452cm" svg:height="2.452cm" svg:x="5.7cm" svg:y="12.748cm">
          <draw:image xlink:href="Pictures/10000000000000E1000000E19777CA9E616B2DBC.jpg" xlink:type="simple" xlink:show="embed" xlink:actuate="onLoad">
            <text:p/>
          </draw:image>
        </draw:frame>
        <draw:line draw:style-name="gr7" draw:text-style-name="P6" draw:layer="layout" svg:x1="7.052cm" svg:y1="12.6cm" svg:x2="7.052cm" svg:y2="11.4cm">
          <text:p/>
        </draw:line>
        <draw:line draw:style-name="gr7" draw:text-style-name="P6" draw:layer="layout" svg:x1="5.7cm" svg:y1="6.4cm" svg:x2="5.7cm" svg:y2="8cm">
          <text:p/>
        </draw:line>
        <draw:frame draw:style-name="gr1" draw:text-style-name="P2" draw:layer="layout" svg:width="2.431cm" svg:height="2.507cm" svg:x="14.369cm" svg:y="8.093cm">
          <draw:image xlink:href="Pictures/10000201000000A0000000A5420DF0AA6ADDF470.png" xlink:type="simple" xlink:show="embed" xlink:actuate="onLoad">
            <text:p/>
          </draw:image>
        </draw:frame>
        <draw:frame draw:style-name="gr1" draw:text-style-name="P2" draw:layer="layout" svg:width="2.236cm" svg:height="2.236cm" svg:x="14.4cm" svg:y="4cm">
          <draw:image xlink:href="Pictures/10000201000001FF000001FFC60AB5109E203923.png" xlink:type="simple" xlink:show="embed" xlink:actuate="onLoad">
            <text:p/>
          </draw:image>
        </draw:frame>
        <draw:custom-shape draw:style-name="gr8" draw:text-style-name="P3" draw:layer="layout" svg:width="9.7cm" svg:height="7.4cm" svg:x="13.9cm" svg:y="3.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389cm" svg:height="1.389cm" svg:x="18.6cm" svg:y="4.411cm">
          <draw:image xlink:href="Pictures/100002010000020000000200E929E9A936D682BD.png" xlink:type="simple" xlink:show="embed" xlink:actuate="onLoad">
            <text:p/>
          </draw:image>
        </draw:frame>
        <draw:frame draw:style-name="gr1" draw:text-style-name="P2" draw:layer="layout" svg:width="1.389cm" svg:height="1.389cm" svg:x="20.111cm" svg:y="4.4cm">
          <draw:image xlink:href="Pictures/100002010000020000000200E929E9A936D682BD.png" xlink:type="simple" xlink:show="embed" xlink:actuate="onLoad">
            <text:p/>
          </draw:image>
        </draw:frame>
        <draw:frame draw:style-name="gr1" draw:text-style-name="P2" draw:layer="layout" svg:width="1.389cm" svg:height="1.389cm" svg:x="21.611cm" svg:y="4.4cm">
          <draw:image xlink:href="Pictures/100002010000020000000200E929E9A936D682BD.png" xlink:type="simple" xlink:show="embed" xlink:actuate="onLoad">
            <text:p/>
          </draw:image>
        </draw:frame>
        <draw:custom-shape draw:style-name="gr3" draw:text-style-name="P4" draw:layer="layout" svg:width="4.8cm" svg:height="1.389cm" svg:x="18.4cm" svg:y="4.4cm">
          <text:p/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5.5cm" svg:y1="8.093cm" svg:x2="15.5cm" svg:y2="6.4cm">
          <text:p/>
        </draw:line>
        <draw:frame presentation:style-name="pr3" draw:text-style-name="P7" draw:layer="layout" svg:width="3.4cm" svg:height="1cm" svg:x="7cm" svg:y="4.4cm" presentation:class="title" presentation:user-transformed="true">
          <draw:text-box>
            <text:p text:style-name="P7"><text:span text:style-name="T2">192.168.0.1</text:span></text:p>
          </draw:text-box>
        </draw:frame>
        <draw:frame presentation:style-name="pr3" draw:text-style-name="P7" draw:layer="layout" svg:width="3.4cm" svg:height="1cm" svg:x="17cm" svg:y="8.6cm" presentation:class="title" presentation:user-transformed="true">
          <draw:text-box>
            <text:p text:style-name="P7"><text:span text:style-name="T2">192.168.0.2</text:span></text:p>
          </draw:text-box>
        </draw:frame>
        <draw:line draw:style-name="gr7" draw:text-style-name="P6" draw:layer="layout" svg:x1="7.052cm" svg:y1="9.271cm" svg:x2="13.8cm" svg:y2="9.271cm">
          <text:p/>
        </draw:line>
        <draw:frame draw:style-name="gr1" draw:text-style-name="P2" draw:layer="layout" svg:width="1.389cm" svg:height="1.389cm" svg:x="11.463cm" svg:y="7.8cm">
          <draw:image xlink:href="Pictures/100002010000020000000200E929E9A936D682BD.png" xlink:type="simple" xlink:show="embed" xlink:actuate="onLoad">
            <text:p/>
          </draw:image>
        </draw:frame>
        <draw:line draw:style-name="gr7" draw:text-style-name="P6" draw:layer="layout" svg:x1="16.8cm" svg:y1="5.1cm" svg:x2="18.2cm" svg:y2="5.1cm">
          <text:p/>
        </draw:line>
        <draw:frame draw:style-name="gr1" draw:text-style-name="P2" draw:layer="layout" svg:width="2.452cm" svg:height="2.452cm" svg:x="17.352cm" svg:y="12.6cm">
          <draw:image xlink:href="Pictures/10000000000000E1000000E19777CA9E616B2DBC.jpg" xlink:type="simple" xlink:show="embed" xlink:actuate="onLoad">
            <text:p/>
          </draw:image>
        </draw:frame>
        <draw:line draw:style-name="gr7" draw:text-style-name="P6" draw:layer="layout" svg:x1="18.652cm" svg:y1="11.4cm" svg:x2="18.652cm" svg:y2="12.6cm">
          <text:p/>
        </draw:line>
        <draw:frame presentation:style-name="pr3" draw:text-style-name="P8" draw:layer="layout" svg:width="3.4cm" svg:height="1cm" svg:x="6.9cm" svg:y="8.4cm" presentation:class="title" presentation:user-transformed="true">
          <draw:text-box>
            <text:p text:style-name="P8"><text:span text:style-name="T3">send</text:span></text:p>
          </draw:text-box>
        </draw:frame>
        <draw:line draw:style-name="gr7" draw:text-style-name="P6" draw:layer="layout" svg:x1="14.304cm" svg:y1="5.1cm" svg:x2="10.4cm" svg:y2="5.1cm">
          <text:p/>
        </draw:line>
        <draw:frame presentation:style-name="pr3" draw:text-style-name="P8" draw:layer="layout" svg:width="3.4cm" svg:height="1cm" svg:x="10.5cm" svg:y="4.2cm" presentation:class="title" presentation:user-transformed="true">
          <draw:text-box>
            <text:p text:style-name="P8"><text:span text:style-name="T3">confirm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2T13:04:24.041000000</meta:creation-date>
    <meta:generator>LibreOffice/5.4.7.2$Windows_X86_64 LibreOffice_project/c838ef25c16710f8838b1faec480ebba495259d0</meta:generator>
    <dc:date>2020-06-12T14:19:47.037000000</dc:date>
    <meta:editing-duration>PT23M5S</meta:editing-duration>
    <meta:editing-cycles>9</meta:editing-cycles>
    <meta:document-statistic meta:object-count="83"/>
  </office:meta>
</office:document-meta>
</file>